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e57" officeooo:paragraph-rsid="00020e57"/>
    </style:style>
    <style:style style:name="P2" style:family="paragraph" style:parent-style-name="Standard">
      <style:text-properties officeooo:rsid="0003408b" officeooo:paragraph-rsid="0003408b"/>
    </style:style>
    <style:style style:name="P3" style:family="paragraph" style:parent-style-name="Standard">
      <style:text-properties fo:font-size="20pt" fo:font-weight="bold" officeooo:rsid="00020e57" officeooo:paragraph-rsid="00020e5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3408b" officeooo:paragraph-rsid="0003408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3e75e" officeooo:paragraph-rsid="0003e75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03408b" officeooo:paragraph-rsid="0003408b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rsid="0003408b" officeooo:paragraph-rsid="0003408b" style:font-weight-asian="bold" style:font-weight-complex="bold"/>
    </style:style>
    <style:style style:name="P8" style:family="paragraph" style:parent-style-name="Standard">
      <style:text-properties fo:font-size="12pt" fo:font-weight="bold" officeooo:rsid="0003408b" officeooo:paragraph-rsid="0003408b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3408b" officeooo:paragraph-rsid="0003e75e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3e75e" officeooo:paragraph-rsid="0003e75e" style:font-size-asian="10.5pt" style:font-weight-asian="bold" style:font-size-complex="12pt" style:font-weight-complex="bold"/>
    </style:style>
    <style:style style:name="T1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e75e"/>
    </style:style>
    <style:style style:name="T4" style:family="text">
      <style:text-properties officeooo:rsid="000728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I Routes Document:</text:p>
      <text:p text:style-name="P1"/>
      <text:p text:style-name="P6">1. User API Routes:</text:p>
      <text:p text:style-name="P2"/>
      <text:p text:style-name="P7"><text:span text:style-name="T3">Post-</text:span>Signup Users:</text:p>
      <text:p text:style-name="P2"><text:a xlink:type="simple" xlink:href="http://localhost:8080/api/users/signup" text:style-name="Internet_20_link" text:visited-style-name="Visited_20_Internet_20_Link"><text:span text:style-name="T2">http://localhost:8080/api/users/signup</text:span></text:a></text:p>
      <text:p text:style-name="P2"/>
      <text:p text:style-name="P7"><text:span text:style-name="T3">Post-</text:span>Login Users:</text:p>
      <text:p text:style-name="P2"><text:a xlink:type="simple" xlink:href="http://localhost:8080/api/users/login" text:style-name="Internet_20_link" text:visited-style-name="Visited_20_Internet_20_Link"><text:span text:style-name="T2">http://localhost:8080/api/users/login</text:span></text:a></text:p>
      <text:p text:style-name="P2"/>
      <text:p text:style-name="P7">Get-All-Users:</text:p>
      <text:p text:style-name="P2"><text:a xlink:type="simple" xlink:href="http://localhost:8080/api/users/getallusers" text:style-name="Internet_20_link" text:visited-style-name="Visited_20_Internet_20_Link"><text:span text:style-name="T2">http://localhost:8080/api/users/getallusers</text:span></text:a></text:p>
      <text:p text:style-name="P2"/>
      <text:p text:style-name="P7"><text:span text:style-name="T3">Get-</text:span>Find-One-User:</text:p>
      <text:p text:style-name="P2"><text:a xlink:type="simple" xlink:href="http://localhost:8080/api/users/findone" text:style-name="Internet_20_link" text:visited-style-name="Visited_20_Internet_20_Link"><text:span text:style-name="T2">http://localhost:8080/api/users/findone</text:span></text:a></text:p>
      <text:p text:style-name="P7"/>
      <text:p text:style-name="P7">Getting the Progress Tracking Report:</text:p>
      <text:p text:style-name="P2"><text:a xlink:type="simple" xlink:href="http://localhost:8080/api/users/getprogresstracking/:id" text:style-name="Internet_20_link" text:visited-style-name="Visited_20_Internet_20_Link"><text:span text:style-name="T2">http://localhost:8080/api/users/getprogresstracking/:id</text:span></text:a></text:p>
      <text:p text:style-name="P2"/>
      <text:p text:style-name="P2"/>
      <text:p text:style-name="P4">2. Quiz API Routes:</text:p>
      <text:p text:style-name="P8"><text:span text:style-name="T3">Post-</text:span> Create Quiz:</text:p>
      <text:p text:style-name="P8"><text:a xlink:type="simple" xlink:href="http://localhost:8080/api/quiz/createquiz" text:style-name="Internet_20_link" text:visited-style-name="Visited_20_Internet_20_Link">http://localhost:8080/api/quiz/createquiz</text:a></text:p>
      <text:p text:style-name="P8"/>
      <text:p text:style-name="P8">Get-One-Quiz;</text:p>
      <text:p text:style-name="P8"><text:a xlink:type="simple" xlink:href="http://localhost:8080/api/quiz/getquiz/:id" text:style-name="Internet_20_link" text:visited-style-name="Visited_20_Internet_20_Link">http://localhost:8080/api/quiz/getquiz/:id</text:a></text:p>
      <text:p text:style-name="P8"/>
      <text:p text:style-name="P8">Get-All-Quiz:</text:p>
      <text:p text:style-name="P8"><text:a xlink:type="simple" xlink:href="http://localhost:8080/api/quiz/getallquiz" text:style-name="Internet_20_link" text:visited-style-name="Visited_20_Internet_20_Link">http://localhost:8080/api/quiz/getallquiz</text:a></text:p>
      <text:p text:style-name="P8"/>
      <text:p text:style-name="P8"><text:span text:style-name="T3">Post-</text:span>Attempt-Quiz:</text:p>
      <text:p text:style-name="P8"><text:a xlink:type="simple" xlink:href="http://localhost:8080/api/quiz/attemptquiz/:id/submit" text:style-name="Internet_20_link" text:visited-style-name="Visited_20_Internet_20_Link">http://localhost:8080/api/quiz/attemptquiz/:id/submit</text:a></text:p>
      <text:p text:style-name="P8"/>
      <text:p text:style-name="P8">Get-Leader-Dashboard:</text:p>
      <text:p text:style-name="P8"><text:a xlink:type="simple" xlink:href="http://localhost:8080/api/quiz/getleaderdashboard" text:style-name="Internet_20_link" text:visited-style-name="Visited_20_Internet_20_Link">http://localhost:8080/api/quiz/getleaderdashboard</text:a></text:p>
      <text:p text:style-name="P8"/>
      <text:p text:style-name="P8">Get-Analytics-Dashboard:</text:p>
      <text:p text:style-name="P8"><text:a xlink:type="simple" xlink:href="http://localhost:8080/api/quiz/getanalyticsdashboard" text:style-name="Internet_20_link" text:visited-style-name="Visited_20_Internet_20_Link">http://localhost:8080/api/quiz/getanalyticsdashboard</text:a></text:p>
      <text:p text:style-name="P8"/>
      <text:p text:style-name="P8"/>
      <text:p text:style-name="P4">3.<text:span text:style-name="T3">Course Routes</text:span></text:p>
      <text:p text:style-name="P4"/>
      <text:p text:style-name="P10">Post-Create-Course</text:p>
      <text:p text:style-name="P9"><text:a xlink:type="simple" xlink:href="http://localhost:8080/api/course/createcourse" text:style-name="Internet_20_link" text:visited-style-name="Visited_20_Internet_20_Link">http://localhost:8080/api/</text:a><text:a xlink:type="simple" xlink:href="http://localhost:8080/api/course/createcourse" text:style-name="Internet_20_link" text:visited-style-name="Visited_20_Internet_20_Link"><text:span text:style-name="T3">course/createcourse</text:span></text:a></text:p>
      <text:p text:style-name="P9"/>
      <text:p text:style-name="P10">Get-Course:</text:p>
      <text:p text:style-name="P9"><text:a xlink:type="simple" xlink:href="http://localhost:8080/api/course/getcourse/:id" text:style-name="Internet_20_link" text:visited-style-name="Visited_20_Internet_20_Link">http://localhost:8080/api/</text:a><text:a xlink:type="simple" xlink:href="http://localhost:8080/api/course/getcourse/:id" text:style-name="Internet_20_link" text:visited-style-name="Visited_20_Internet_20_Link"><text:span text:style-name="T3">course/getcourse/:id</text:span></text:a></text:p>
      <text:p text:style-name="P9"/>
      <text:p text:style-name="P5">4. Questions Routes:</text:p>
      <text:p text:style-name="P10"><text:soft-page-break/>Post-Create-Questions:</text:p>
      <text:p text:style-name="P10"/>
      <text:p text:style-name="P9"><text:a xlink:type="simple" xlink:href="http://localhost:8080/api/question/createquestion" text:style-name="Internet_20_link" text:visited-style-name="Visited_20_Internet_20_Link">http://localhost:8080/api/qu</text:a><text:a xlink:type="simple" xlink:href="http://localhost:8080/api/question/createquestion" text:style-name="Internet_20_link" text:visited-style-name="Visited_20_Internet_20_Link"><text:span text:style-name="T3">estion</text:span></text:a><text:a xlink:type="simple" xlink:href="http://localhost:8080/api/question/createquestion" text:style-name="Internet_20_link" text:visited-style-name="Visited_20_Internet_20_Link">/</text:a><text:a xlink:type="simple" xlink:href="http://localhost:8080/api/question/createquestion" text:style-name="Internet_20_link" text:visited-style-name="Visited_20_Internet_20_Link"><text:span text:style-name="T3">createquestion</text:span></text:a></text:p>
      <text:p text:style-name="P9"/>
      <text:p text:style-name="P10">Get-All-questions:</text:p>
      <text:p text:style-name="P9"><text:a xlink:type="simple" xlink:href="http://localhost:8080/api/question/getallquestions" text:style-name="Internet_20_link" text:visited-style-name="Visited_20_Internet_20_Link">http://localhost:8080/api/qu</text:a><text:a xlink:type="simple" xlink:href="http://localhost:8080/api/question/getallquestions" text:style-name="Internet_20_link" text:visited-style-name="Visited_20_Internet_20_Link"><text:span text:style-name="T3">estion</text:span></text:a><text:a xlink:type="simple" xlink:href="http://localhost:8080/api/question/getallquestions" text:style-name="Internet_20_link" text:visited-style-name="Visited_20_Internet_20_Link">/</text:a><text:a xlink:type="simple" xlink:href="http://localhost:8080/api/question/getallquestions" text:style-name="Internet_20_link" text:visited-style-name="Visited_20_Internet_20_Link"><text:span text:style-name="T3">getallquestions</text:span></text:a></text:p>
      <text:p text:style-name="P9"/>
      <text:p text:style-name="P10">5. Discussions:</text:p>
      <text:p text:style-name="P10"/>
      <text:p text:style-name="P10">Post-Create-Discussion:</text:p>
      <text:p text:style-name="P9"><text:a xlink:type="simple" xlink:href="http://localhost:8080/api/discussion/creatediscussion" text:style-name="Internet_20_link" text:visited-style-name="Visited_20_Internet_20_Link">http://localhost:8080/api/</text:a><text:a xlink:type="simple" xlink:href="http://localhost:8080/api/discussion/creatediscussion" text:style-name="Internet_20_link" text:visited-style-name="Visited_20_Internet_20_Link"><text:span text:style-name="T3">discussion</text:span></text:a><text:a xlink:type="simple" xlink:href="http://localhost:8080/api/discussion/creatediscussion" text:style-name="Internet_20_link" text:visited-style-name="Visited_20_Internet_20_Link">/</text:a><text:a xlink:type="simple" xlink:href="http://localhost:8080/api/discussion/creatediscussion" text:style-name="Internet_20_link" text:visited-style-name="Visited_20_Internet_20_Link"><text:span text:style-name="T3">creatediscussion</text:span></text:a></text:p>
      <text:p text:style-name="P9"/>
      <text:p text:style-name="P10">Get-All-Discussion<text:span text:style-name="T4">s</text:span>:</text:p>
      <text:p text:style-name="P9"><text:a xlink:type="simple" xlink:href="http://localhost:8080/api/discussion/getdiscussion" text:style-name="Internet_20_link" text:visited-style-name="Visited_20_Internet_20_Link">http://localhost:8080/api/</text:a><text:a xlink:type="simple" xlink:href="http://localhost:8080/api/discussion/getdiscussion" text:style-name="Internet_20_link" text:visited-style-name="Visited_20_Internet_20_Link"><text:span text:style-name="T3">discussion</text:span></text:a><text:a xlink:type="simple" xlink:href="http://localhost:8080/api/discussion/getdiscussion" text:style-name="Internet_20_link" text:visited-style-name="Visited_20_Internet_20_Link">/</text:a><text:a xlink:type="simple" xlink:href="http://localhost:8080/api/discussion/getdiscussion" text:style-name="Internet_20_link" text:visited-style-name="Visited_20_Internet_20_Link"><text:span text:style-name="T3">getdiscussion</text:span></text:a></text:p>
      <text:p text:style-name="P9"/>
      <text:p text:style-name="P10"/>
      <text:p text:style-name="P8"/>
      <text:p text:style-name="P8"/>
      <text:p text:style-name="P2"><text:span text:style-name="T1"/></text:p>
      <text:p text:style-name="P2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3:14:29.894483162</meta:creation-date>
    <dc:date>2024-05-15T23:50:25.652180501</dc:date>
    <meta:editing-duration>PT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60" meta:character-count="1214" meta:non-whitespace-character-count="1194"/>
  </office:meta>
</office:document-meta>
</file>